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0430b8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color="#0000cd" loext:opacity="100%"/>
    </style:style>
    <style:style style:name="T3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4" style:family="text">
      <style:text-properties fo:color="#a52a2a" loext:opacity="100%"/>
    </style:style>
    <style:style style:name="T5" style:family="text"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6" style:family="text">
      <style:text-properties fo:color="#ff0000" loext:opacity="100%"/>
    </style:style>
    <style:style style:name="T7" style:family="text">
      <style:text-properties fo:color="#008000" loext:opacity="100%"/>
    </style:style>
    <style:style style:name="T8" style:family="text">
      <style:text-properties officeooo:rsid="000430b8"/>
    </style:style>
    <style:style style:name="T9" style:family="text">
      <style:text-properties officeooo:rsid="000430b8" loext:padding="0cm" loext:border="none"/>
    </style:style>
    <style:style style:name="T10" style:family="text">
      <style:text-properties officeooo:rsid="000512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bjetos <text:span text:style-name="T8">Date</text:span> de JavaScript</text:h>
      <text:p text:style-name="P12"/>
      <text:p text:style-name="Horizontal_20_Line"/>
      <text:p text:style-name="P4"><text:span text:style-name="Strong_20_Emphasis">Los objetos de </text:span><text:span text:style-name="Strong_20_Emphasis"><text:span text:style-name="T10">tipo </text:span></text:span><text:span text:style-name="Strong_20_Emphasis">fecha</text:span> de JavaScript nos permiten trabajar con fechas:</text:p>
      <text:p text:style-name="P4"><text:span text:style-name="Strong_20_Emphasis">Domingo 17 de marzo de 2024 17:49:56 GMT+0100 (hora estándar de Europa central)</text:span></text:p>
      <text:p text:style-name="P4"><text:a xlink:type="simple" xlink:href="https://www.w3schools.com/js/tryit.asp?filename=tryjs_date_getfullyear" office:target-frame-name="_blank" xlink:show="new" text:style-name="Internet_20_link" text:visited-style-name="Visited_20_Internet_20_Link"><text:span text:style-name="T1">Año: 2024</text:span></text:a> <text:a xlink:type="simple" xlink:href="https://www.w3schools.com/js/tryit.asp?filename=tryjs_date_getmonth" office:target-frame-name="_blank" xlink:show="new" text:style-name="Internet_20_link" text:visited-style-name="Visited_20_Internet_20_Link"><text:span text:style-name="T1">Mes: 3</text:span></text:a> <text:a xlink:type="simple" xlink:href="https://www.w3schools.com/js/tryit.asp?filename=tryjs_date_getdate" office:target-frame-name="_blank" xlink:show="new" text:style-name="Internet_20_link" text:visited-style-name="Visited_20_Internet_20_Link"><text:span text:style-name="T1">Día: 17</text:span></text:a> <text:a xlink:type="simple" xlink:href="https://www.w3schools.com/js/tryit.asp?filename=tryjs_date_gethours" office:target-frame-name="_blank" xlink:show="new" text:style-name="Internet_20_link" text:visited-style-name="Visited_20_Internet_20_Link"><text:span text:style-name="T1">Horas: 17</text:span></text:a> <text:a xlink:type="simple" xlink:href="https://www.w3schools.com/js/tryit.asp?filename=tryjs_date_getminutes" office:target-frame-name="_blank" xlink:show="new" text:style-name="Internet_20_link" text:visited-style-name="Visited_20_Internet_20_Link"><text:span text:style-name="T1">Minutos: 49</text:span></text:a> <text:a xlink:type="simple" xlink:href="https://www.w3schools.com/js/tryit.asp?filename=tryjs_date_getseconds" office:target-frame-name="_blank" xlink:show="new" text:style-name="Internet_20_link" text:visited-style-name="Visited_20_Internet_20_Link"><text:span text:style-name="T1">Segundos: 56</text:span></text:a></text:p>
      <text:h text:style-name="P6" text:outline-level="3">Ejemplos</text:h>
      <text:p text:style-name="P8"><text:span text:style-name="T2">const</text:span> d = <text:span text:style-name="T2">new</text:span> Date();</text:p>
      <text:p text:style-name="P13"/>
      <text:p text:style-name="P8"><text:span text:style-name="T2">const</text:span> d = <text:span text:style-name="T2">new</text:span> Date(<text:span text:style-name="T4">"2022-03-25"</text:span>);</text:p>
      <text:p text:style-name="P7"/>
      <text:h text:style-name="P5" text:outline-level="2"/>
      <text:p text:style-name="Horizontal_20_Line"/>
      <text:h text:style-name="P2" text:outline-level="2">Salida de <text:span text:style-name="T8">Date</text:span></text:h>
      <text:p text:style-name="P4">De forma predeterminada, JavaScript utilizará la zona horaria del navegador y mostrará una fecha como una cadena de texto completo:</text:p>
      <text:p text:style-name="P4"><text:span text:style-name="Strong_20_Emphasis">Domingo 17 de marzo de 2024 17:49:56 GMT+0100 (hora estándar de Europa central)</text:span></text:p>
      <text:p text:style-name="P7"/>
      <text:p text:style-name="Horizontal_20_Line"/>
      <text:h text:style-name="P2" text:outline-level="2">Crear objetos <text:span text:style-name="T8">Date</text:span></text:h>
      <text:p text:style-name="P4">Los objetos de <text:span text:style-name="T10">tipo </text:span>fecha se crean con el constructor <text:span text:style-name="Source_20_Text"><text:span text:style-name="T1">new Date()</text:span></text:span>.</text:p>
      <text:p text:style-name="P4">Hay <text:span text:style-name="Strong_20_Emphasis">9 formas</text:span> de crear un nuevo objeto de fecha:</text:p>
      <text:p text:style-name="P3"><text:span text:style-name="T3">new</text:span><text:span text:style-name="T5"> Date()<text:line-break/></text:span><text:span text:style-name="T3">new</text:span><text:span text:style-name="T5"> Date(</text:span><text:span text:style-name="Emphasis"><text:span text:style-name="T5">date string</text:span></text:span><text:span text:style-name="T5">)<text:line-break/><text:line-break/></text:span><text:span text:style-name="T3">new</text:span><text:span text:style-name="T5"> Date(</text:span><text:span text:style-name="Emphasis"><text:span text:style-name="T5">year,month</text:span></text:span><text:span text:style-name="T5">)<text:line-break/></text:span><text:span text:style-name="T3">new</text:span><text:span text:style-name="T5"> Date(</text:span><text:span text:style-name="Emphasis"><text:span text:style-name="T5">year,month,day</text:span></text:span><text:span text:style-name="T5">)<text:line-break/></text:span><text:span text:style-name="T3">new</text:span><text:span text:style-name="T5"> Date(</text:span><text:span text:style-name="Emphasis"><text:span text:style-name="T5">year,month,day,hours</text:span></text:span><text:span text:style-name="T5">)<text:line-break/></text:span><text:span text:style-name="T3">new</text:span><text:span text:style-name="T5"> Date(</text:span><text:span text:style-name="Emphasis"><text:span text:style-name="T5">year,month,day,hours,minutes</text:span></text:span><text:span text:style-name="T5">)<text:line-break/></text:span><text:span text:style-name="T3">new</text:span><text:span text:style-name="T5"> Date(</text:span><text:span text:style-name="Emphasis"><text:span text:style-name="T5">year,month,day,hours,minutes,seconds</text:span></text:span><text:span text:style-name="T5">)<text:line-break/></text:span><text:span text:style-name="T3">new</text:span><text:span text:style-name="T5"> Date(</text:span><text:span text:style-name="Emphasis"><text:span text:style-name="T5">year,month,day,hours,minutes,seconds,ms</text:span></text:span><text:span text:style-name="T5">)<text:line-break/><text:line-break/></text:span><text:span text:style-name="T3">new</text:span><text:span text:style-name="T5"> Date(</text:span><text:span text:style-name="Emphasis"><text:span text:style-name="T5">milliseconds</text:span></text:span><text:span text:style-name="T5">)</text:span></text:p>
      <text:p text:style-name="Horizontal_20_Line"/>
      <text:h text:style-name="P2" text:outline-level="2"><text:soft-page-break/><text:span text:style-name="T8">new Date</text:span>()</text:h>
      <text:p text:style-name="P4"><text:span text:style-name="Source_20_Text"><text:span text:style-name="T1">new Date() </text:span></text:span>crea un objeto de <text:span text:style-name="T8">tipo Date</text:span> con la <text:span text:style-name="Strong_20_Emphasis">fecha y hora actuales</text:span> :</text:p>
      <text:h text:style-name="P6" text:outline-level="3">Ejemplo</text:h>
      <text:p text:style-name="P8"><text:span text:style-name="T2">const</text:span> d = <text:span text:style-name="T2">new</text:span> Date();</text:p>
      <text:p text:style-name="P13"/>
      <text:p text:style-name="Horizontal_20_Line"/>
      <text:h text:style-name="P2" text:outline-level="2"><text:span text:style-name="T8">new Date</text:span>( <text:span text:style-name="Emphasis">cadena-de-fecha</text:span> )</text:h>
      <text:p text:style-name="P11"><text:span text:style-name="Source_20_Text"><text:span text:style-name="T1">new Date(</text:span></text:span><text:span text:style-name="Emphasis"><text:span text:style-name="T1">cadena-de-fecha</text:span></text:span><text:span text:style-name="Source_20_Text"><text:span text:style-name="T1">) </text:span></text:span>crea un objeto de fecha a partir de una <text:span text:style-name="Strong_20_Emphasis">cadena de </text:span><text:span text:style-name="Strong_20_Emphasis"><text:span text:style-name="T8">tipo Date</text:span></text:span>:</text:p>
      <text:h text:style-name="P6" text:outline-level="3">Ejemplos</text:h>
      <text:p text:style-name="P8"><text:span text:style-name="T2">const</text:span> d = <text:span text:style-name="T2">new</text:span> Date(<text:span text:style-name="T4">"October 13, 2014 11:13:00"</text:span>);</text:p>
      <text:p text:style-name="P13"/>
      <text:p text:style-name="P8"><text:span text:style-name="T2">const</text:span> d = <text:span text:style-name="T2">new</text:span> Date(<text:span text:style-name="T4">"2022-03-25"</text:span>);</text:p>
      <text:p text:style-name="P7"/>
      <text:p text:style-name="Horizontal_20_Line"/>
      <text:h text:style-name="P2" text:outline-level="2"><text:span text:style-name="T8">new Date</text:span>( <text:span text:style-name="Emphasis">año, mes, ...</text:span> )</text:h>
      <text:p text:style-name="P4"><text:span text:style-name="Source_20_Text"><text:span text:style-name="T1">new Date(</text:span></text:span><text:span text:style-name="Source_20_Text"><text:span text:style-name="T9">año</text:span></text:span><text:span text:style-name="Source_20_Text"><text:span text:style-name="Emphasis"><text:span text:style-name="T1">, m</text:span></text:span></text:span><text:span text:style-name="Source_20_Text"><text:span text:style-name="Emphasis"><text:span text:style-name="T9">es</text:span></text:span></text:span><text:span text:style-name="Source_20_Text"><text:span text:style-name="Emphasis"><text:span text:style-name="T1">, …</text:span></text:span></text:span><text:span text:style-name="Source_20_Text"><text:span text:style-name="T1">) </text:span></text:span><text:span text:style-name="Source_20_Text"><text:span text:style-name="T9">c</text:span></text:span>rea un objeto de fecha con una <text:span text:style-name="Strong_20_Emphasis">fecha y hora especificadas</text:span> .</text:p>
      <text:p text:style-name="P4">7 números especifican año, mes, día, hora, minuto, segundo y milisegundo (en ese orden):</text:p>
      <text:h text:style-name="P6" text:outline-level="3">Ejemplo</text:h>
      <text:p text:style-name="P8"><text:span text:style-name="T2">const</text:span> d = <text:span text:style-name="T2">new</text:span> Date(<text:span text:style-name="T6">2018</text:span>, <text:span text:style-name="T6">11</text:span>, <text:span text:style-name="T6">24</text:span>, <text:span text:style-name="T6">10</text:span>, <text:span text:style-name="T6">33</text:span>, <text:span text:style-name="T6">30</text:span>, <text:span text:style-name="T6">0</text:span>);</text:p>
      <text:p text:style-name="P7"/>
      <text:h text:style-name="P5" text:outline-level="2">Nota</text:h>
      <text:p text:style-name="P7">JavaScript cuenta los meses del 0 al 11 :</text:p>
      <text:p text:style-name="P7">Enero = 0 .</text:p>
      <text:p text:style-name="P7">Diciembre = 11 .</text:p>
      <text:p text:style-name="P4">Especificar un mes superior a 11 no generará un error, pero agregará el desbordamiento al año siguiente:</text:p>
      <text:p text:style-name="P7">Especificando:</text:p>
      <text:p text:style-name="P8"><text:span text:style-name="T2">const</text:span> d = <text:span text:style-name="T2">new</text:span> Date(<text:span text:style-name="T6">2018</text:span>, <text:span text:style-name="T6">15</text:span>, <text:span text:style-name="T6">24</text:span>, <text:span text:style-name="T6">10</text:span>, <text:span text:style-name="T6">33</text:span>, <text:span text:style-name="T6">30</text:span>);</text:p>
      <text:p text:style-name="P7"/>
      <text:p text:style-name="P7">Es lo mismo que:</text:p>
      <text:p text:style-name="P8"><text:span text:style-name="T2">const</text:span> d = <text:span text:style-name="T2">new</text:span> Date(<text:span text:style-name="T6">2019</text:span>, <text:span text:style-name="T6">3</text:span>, <text:span text:style-name="T6">24</text:span>, <text:span text:style-name="T6">10</text:span>, <text:span text:style-name="T6">33</text:span>, <text:span text:style-name="T6">30</text:span>);</text:p>
      <text:p text:style-name="P7"/>
      <text:p text:style-name="P4"><text:soft-page-break/>Especificar un día superior al máximo no generará un error, pero agregará el desbordamiento al mes siguiente:</text:p>
      <text:p text:style-name="P7">Especificando:</text:p>
      <text:p text:style-name="P9"><text:span text:style-name="T2">const</text:span> d = <text:span text:style-name="T2">new</text:span> Date(<text:span text:style-name="T6">2018</text:span>, <text:span text:style-name="T6">5</text:span>, <text:span text:style-name="T6">35</text:span>, <text:span text:style-name="T6">10</text:span>, <text:span text:style-name="T6">33</text:span>, <text:span text:style-name="T6">30</text:span>);</text:p>
      <text:p text:style-name="P7">Es lo mismo que:</text:p>
      <text:p text:style-name="P8"><text:span text:style-name="T2">const</text:span> d = <text:span text:style-name="T2">new</text:span> Date(<text:span text:style-name="T6">2018</text:span>, <text:span text:style-name="T6">6</text:span>, <text:span text:style-name="T6">5</text:span>, <text:span text:style-name="T6">10</text:span>, <text:span text:style-name="T6">33</text:span>, <text:span text:style-name="T6">30</text:span>);</text:p>
      <text:p text:style-name="P13"/>
      <text:p text:style-name="Horizontal_20_Line"/>
      <text:h text:style-name="P2" text:outline-level="2">Usando 6, 4, 3 o 2 números</text:h>
      <text:p text:style-name="P4">6 números especifican año, mes, día, hora, minuto, segundo:</text:p>
      <text:h text:style-name="P6" text:outline-level="3">Ejemplo</text:h>
      <text:p text:style-name="P8"><text:span text:style-name="T2">const</text:span> d = <text:span text:style-name="T2">new</text:span> Date(<text:span text:style-name="T6">2018</text:span>, <text:span text:style-name="T6">11</text:span>, <text:span text:style-name="T6">24</text:span>, <text:span text:style-name="T6">10</text:span>, <text:span text:style-name="T6">33</text:span>, <text:span text:style-name="T6">30</text:span>);</text:p>
      <text:p text:style-name="P7"/>
      <text:p text:style-name="P4">5 números especifican año, mes, día, hora y minuto:</text:p>
      <text:h text:style-name="P6" text:outline-level="3">Ejemplo</text:h>
      <text:p text:style-name="P8"><text:span text:style-name="T2">const</text:span> d = <text:span text:style-name="T2">new</text:span> Date(<text:span text:style-name="T6">2018</text:span>, <text:span text:style-name="T6">11</text:span>, <text:span text:style-name="T6">24</text:span>, <text:span text:style-name="T6">10</text:span>, <text:span text:style-name="T6">33</text:span>);</text:p>
      <text:p text:style-name="P7"/>
      <text:p text:style-name="P4">4 números especifican año, mes, día y hora:</text:p>
      <text:h text:style-name="P6" text:outline-level="3">Ejemplo</text:h>
      <text:p text:style-name="P8"><text:span text:style-name="T2">const</text:span> d = <text:span text:style-name="T2">new</text:span> Date(<text:span text:style-name="T6">2018</text:span>, <text:span text:style-name="T6">11</text:span>, <text:span text:style-name="T6">24</text:span>, <text:span text:style-name="T6">10</text:span>);</text:p>
      <text:p text:style-name="P7"/>
      <text:p text:style-name="P4">3 números especifican año, mes y día:</text:p>
      <text:h text:style-name="P6" text:outline-level="3">Ejemplo</text:h>
      <text:p text:style-name="P8"><text:span text:style-name="T2">const</text:span> d = <text:span text:style-name="T2">new</text:span> Date(<text:span text:style-name="T6">2018</text:span>, <text:span text:style-name="T6">11</text:span>, <text:span text:style-name="T6">24</text:span>);</text:p>
      <text:p text:style-name="P7"/>
      <text:p text:style-name="P4">2 números especifican año y mes:</text:p>
      <text:h text:style-name="P6" text:outline-level="3">Ejemplo</text:h>
      <text:p text:style-name="P8"><text:span text:style-name="T2">const</text:span> d = <text:span text:style-name="T2">new</text:span> Date(<text:span text:style-name="T6">2018</text:span>, <text:span text:style-name="T6">11</text:span>);</text:p>
      <text:p text:style-name="P7"/>
      <text:p text:style-name="P7">No puedes omitir el mes. Si proporciona solo un parámetro, se tratará como milisegundos.</text:p>
      <text:h text:style-name="P6" text:outline-level="3">Ejemplo</text:h>
      <text:p text:style-name="P8"><text:span text:style-name="T2">const</text:span> d = <text:span text:style-name="T2">new</text:span> Date(<text:span text:style-name="T6">2018</text:span>);</text:p>
      <text:p text:style-name="P3"><text:soft-page-break/><text:span text:style-name="T1"/></text:p>
      <text:p text:style-name="Horizontal_20_Line"/>
      <text:h text:style-name="P2" text:outline-level="2">Siglo anterior</text:h>
      <text:p text:style-name="P4">Los años de uno y dos dígitos se interpretarán como 19xx:</text:p>
      <text:h text:style-name="P6" text:outline-level="3">Ejemplo</text:h>
      <text:p text:style-name="P8"><text:span text:style-name="T2">const</text:span> d = <text:span text:style-name="T2">new</text:span> Date(<text:span text:style-name="T6">99</text:span>, <text:span text:style-name="T6">11</text:span>, <text:span text:style-name="T6">24</text:span>);</text:p>
      <text:p text:style-name="P7"/>
      <text:h text:style-name="P6" text:outline-level="3">Ejemplo</text:h>
      <text:p text:style-name="P8"><text:span text:style-name="T2">const</text:span> d = <text:span text:style-name="T2">new</text:span> Date(<text:span text:style-name="T6">9</text:span>, <text:span text:style-name="T6">11</text:span>, <text:span text:style-name="T6">24</text:span>);</text:p>
      <text:p text:style-name="P13"/>
      <text:p text:style-name="Horizontal_20_Line"/>
      <text:h text:style-name="P5" text:outline-level="2">JavaScript almacena fechas como milisegundos</text:h>
      <text:p text:style-name="P7">JavaScript almacena fechas en milisegundos desde el 1 de enero de 1970.</text:p>
      <text:p text:style-name="P7">La hora cero es el 1 de enero de 1970 a las 00:00:00 UTC .</text:p>
      <text:p text:style-name="P7">Un día (24 horas) son 86.400.000 milisegundos.</text:p>
      <text:p text:style-name="P4"><text:span text:style-name="T1">Ahora el tiempo es: </text:span><text:span text:style-name="Strong_20_Emphasis"><text:span text:style-name="T1">1710694196315</text:span></text:span><text:span text:style-name="T1"> milisegundos después del 1 de enero de 1970</text:span></text:p>
      <text:p text:style-name="Horizontal_20_Line"/>
      <text:h text:style-name="P2" text:outline-level="2"><text:span text:style-name="T8">new Date</text:span>( <text:span text:style-name="Emphasis">milisegundos</text:span> )</text:h>
      <text:p text:style-name="P4"><text:span text:style-name="Source_20_Text"><text:span text:style-name="T1">new Date(</text:span></text:span><text:span text:style-name="Source_20_Text"><text:span text:style-name="Emphasis"><text:span text:style-name="T1">milliseconds</text:span></text:span></text:span><text:span text:style-name="Source_20_Text"><text:span text:style-name="T1">) </text:span></text:span>crea un nuevo objeto de <text:span text:style-name="T10">tipo</text:span> fecha como milisegundos más tiempo cero:</text:p>
      <text:h text:style-name="P6" text:outline-level="3">Ejemplos</text:h>
      <text:p text:style-name="P4"><text:span text:style-name="T1">01 de enero de 1970 </text:span><text:span text:style-name="Strong_20_Emphasis"><text:span text:style-name="T1">más</text:span></text:span><text:span text:style-name="T1"> 100 000 000 000 milisegundos es:</text:span></text:p>
      <text:p text:style-name="P8"><text:span text:style-name="T2">const</text:span> d = <text:span text:style-name="T2">new</text:span> Date(<text:span text:style-name="T6">100000000000</text:span>);</text:p>
      <text:p text:style-name="P7"/>
      <text:p text:style-name="P4"><text:span text:style-name="T1">01 de enero de 1970 </text:span><text:span text:style-name="Strong_20_Emphasis"><text:span text:style-name="T1">menos</text:span></text:span><text:span text:style-name="T1"> 100 000 000 000 milisegundos es:</text:span></text:p>
      <text:p text:style-name="P8"><text:span text:style-name="T2">const</text:span> d = <text:span text:style-name="T2">new</text:span> Date(-<text:span text:style-name="T6">100000000000</text:span>);</text:p>
      <text:p text:style-name="P7"/>
      <text:p text:style-name="P4"><text:span text:style-name="T1">01 de enero de 1970 </text:span><text:span text:style-name="Strong_20_Emphasis"><text:span text:style-name="T1">más</text:span></text:span><text:span text:style-name="T1"> 24 horas es:</text:span></text:p>
      <text:p text:style-name="P8"><text:span text:style-name="T2">const</text:span> d = <text:span text:style-name="T2">new</text:span> Date(<text:span text:style-name="T6">24</text:span> * <text:span text:style-name="T6">60</text:span> * <text:span text:style-name="T6">60</text:span> * <text:span text:style-name="T6">1000</text:span>);<text:line-break/><text:span text:style-name="T7">// or<text:line-break/></text:span><text:span text:style-name="T2">const</text:span> d = <text:span text:style-name="T2">new</text:span> Date(<text:span text:style-name="T6">86400000</text:span>);</text:p>
      <text:p text:style-name="P7"/>
      <text:p text:style-name="P7"><text:soft-page-break/>01 de enero de 1970 más 0 milisegundos es:</text:p>
      <text:p text:style-name="P8"><text:span text:style-name="T2">const</text:span> d = <text:span text:style-name="T2">new</text:span> Date(<text:span text:style-name="T6">0</text:span>);</text:p>
      <text:p text:style-name="P13"/>
      <text:p text:style-name="Horizontal_20_Line"/>
      <text:h text:style-name="P2" text:outline-level="2">Métodos de <text:span text:style-name="T8">tipo </text:span>fecha</text:h>
      <text:p text:style-name="P4">Cuando se crea un objeto de fecha, varios <text:span text:style-name="Strong_20_Emphasis">métodos</text:span> le permiten operar con él.</text:p>
      <text:p text:style-name="P4">Los métodos de <text:span text:style-name="T8">tipo </text:span>fecha le permiten obtener y configurar el año, mes, día, hora, minuto, segundo y milisegundo de los objetos de <text:span text:style-name="T8">tipo</text:span> fecha, utilizando la hora local o la hora UTC (universal o GMT).</text:p>
      <text:p text:style-name="P7"/>
      <text:p text:style-name="Horizontal_20_Line"/>
      <text:h text:style-name="P2" text:outline-level="2">Visualización de fechas</text:h>
      <text:p text:style-name="P4">JavaScript (de forma predeterminada) generará fechas utilizando el método toString() . Esta es una representación de cadena de la fecha, incluida la zona horaria. El formato se especifica en la especificación ECMAScript:</text:p>
      <text:h text:style-name="P6" text:outline-level="3">Ejemplo</text:h>
      <text:p text:style-name="P10">Sun Mar 17 2024 17:49:56 GMT+0100 (hora estándar de Europa central)</text:p>
      <text:p text:style-name="P7"/>
      <text:p text:style-name="P4">Cuando muestra un objeto de fecha en HTML, se convierte automáticamente en una cadena, con el método <text:span text:style-name="Source_20_Text"><text:span text:style-name="T1">toString()</text:span></text:span>.</text:p>
      <text:h text:style-name="P6" text:outline-level="3">Ejemplo</text:h>
      <text:p text:style-name="P8"><text:span text:style-name="T2">const</text:span> d = <text:span text:style-name="T2">new</text:span> Date();<text:line-break/>d.toString();</text:p>
      <text:p text:style-name="P7"/>
      <text:p text:style-name="P4">El  método <text:span text:style-name="Source_20_Text"><text:span text:style-name="T1">toDateString() </text:span></text:span>convierte una fecha a un formato más legible:</text:p>
      <text:h text:style-name="P6" text:outline-level="3">Ejemplo</text:h>
      <text:p text:style-name="P8"><text:span text:style-name="T2">const</text:span> d = <text:span text:style-name="T2">new</text:span> Date();<text:line-break/>d.toDateString();</text:p>
      <text:p text:style-name="P7"/>
      <text:p text:style-name="P4">El  método <text:span text:style-name="Source_20_Text"><text:span text:style-name="T1">toUTCString() </text:span></text:span>convierte una fecha en una cadena utilizando el estándar UTC:</text:p>
      <text:h text:style-name="P6" text:outline-level="3">Ejemplo</text:h>
      <text:p text:style-name="P8"><text:span text:style-name="T2">const</text:span> d = <text:span text:style-name="T2">new</text:span> Date();<text:line-break/>d.toUTCString();</text:p>
      <text:p text:style-name="P4"><text:soft-page-break/><text:span text:style-name="T1"/></text:p>
      <text:p text:style-name="P4">El  método <text:span text:style-name="Source_20_Text"><text:span text:style-name="T1">toISOString() </text:span></text:span>convierte una fecha en una cadena utilizando el estándar ISO:</text:p>
      <text:h text:style-name="P6" text:outline-level="3">Ejemplo</text:h>
      <text:p text:style-name="P8"><text:span text:style-name="T2">const</text:span> d = <text:span text:style-name="T2">new</text:span> Date();<text:line-break/>d.toISOString(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17:50:19.901000000</meta:creation-date>
    <dc:date>2024-03-18T20:20:39.507000000</dc:date>
    <meta:editing-duration>PT13M6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6" meta:paragraph-count="102" meta:word-count="808" meta:character-count="4661" meta:non-whitespace-character-count="3950"/>
  </office:meta>
</office:document-meta>
</file>